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8a10a" officeooo:paragraph-rsid="0018a10a"/>
    </style:style>
    <style:style style:name="P2" style:family="paragraph" style:parent-style-name="Preformatted_20_Text">
      <style:text-properties officeooo:rsid="0018c149" officeooo:paragraph-rsid="0018c149"/>
    </style:style>
    <style:style style:name="P3" style:family="paragraph" style:parent-style-name="Preformatted_20_Text">
      <style:text-properties officeooo:rsid="001a687b" officeooo:paragraph-rsid="001a68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ow do you find the progress of the financial status in Kenya?</text:p>
      <text:p text:style-name="P1">2:Whats your perspective on how the financial status would be like in the next 5 years?</text:p>
      <text:p text:style-name="P1">3:What do you think the government should focus on in improving the financial status more than it is currently?</text:p>
      <text:p text:style-name="P1">4:On scale of 1-10, rate how you find the government-tenders helping more youths than previous years in improving their businesses.</text:p>
      <text:p text:style-name="P2">5:What should the youths do to also improve the financial status as the future leaders of tomorrow?</text:p>
      <text:p text:style-name="P2"/>
      <text:p text:style-name="P3"/>
      <text:p text:style-name="P3">The reason for my observation is to personally witness the effect that the youths in Kenya are causing in the financial status of Kenya. To also see the challenges they are facing and what analyze can be done to overcome the challenge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3:57:10.349746872</meta:creation-date>
    <dc:date>2015-07-11T14:51:45.327753232</dc:date>
    <meta:editing-duration>PT8M34S</meta:editing-duration>
    <meta:editing-cycles>2</meta:editing-cycles>
    <meta:generator>LibreOffice/4.2.8.2$Linux_X86_64 LibreOffice_project/420m0$Build-2</meta:generator>
    <meta:document-statistic meta:table-count="0" meta:image-count="0" meta:object-count="0" meta:page-count="1" meta:paragraph-count="6" meta:word-count="126" meta:character-count="730" meta:non-whitespace-character-count="608"/>
  </office:meta>
</office:document-meta>
</file>